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*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12_21-17-24_000.jpg</text:p>
          </table:table-cell>
          <table:table-cell table:style-name="ce25" office:value-type="string">
            <text:p><text:s/>:m 食べた物 </text:p>
          </table:table-cell>
          <table:table-cell table:style-name="ce26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13_02-08-40_000.jpg</text:p>
          </table:table-cell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26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13_02-16-04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13_08-08-37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13_13-35-07_000.jpg</text:p>
          </table:table-cell>
          <table:table-cell table:style-name="ce25" office:value-type="string">
            <text:p><text:s/>:m 食べた物 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13_14-40-14_000.jpg</text:p>
          </table:table-cell>
          <table:table-cell table:style-name="ce34" office:value-type="string">
            <text:p>-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-*">
            <text:p>-*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13_16-48-36_000.jpg</text:p>
          </table:table-cell>
          <table:table-cell table:style-name="ce34" office:value-type="string">
            <text:p>:m :篠笛,shinobue #*# / session-memo / s.1:prac,for=dai-kan:hole-3,ReX,R=~ \\\ s.2:prac,for=kan:hole-4~0,ReX,R=~</text:p>
          </table:table-cell>
          <table:table-cell table:style-name="ce25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:prac,for=dai-kan:hole-3,ReX,R=~ \\\ s.2:prac,for=kan:hole-4~0,ReX,R=~">
            <text:p>:m :篠笛,shinobue #*# / session-memo / s.1:prac,for=dai-kan:hole-3,ReX,R=~ \\\ s.2:prac,for=kan:hole-4~0,ReX,R=~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8" office:value-type="string">
            <text:p>2022-03-13_17-35-47_000.jpg</text:p>
          </table:table-cell>
          <table:table-cell table:style-name="ce34" office:value-type="string">
            <text:p>:m RES 1*2 / free# JVEMV6 68#_200:1 / 68. theoretical-physics(tp) / w=~,topics=内積：２次元；内積：３次元,other=memo+;q+:open,s=~,i=~,doc=r-8-1r-8-1~6.5;r-8-1~6.4</text:p>
          </table:table-cell>
          <table:table-cell table:style-name="ce25"/>
          <table:table-cell table:style-name="ce10"/>
          <table:table-cell table:style-name="ce10"/>
          <table:table-cell table:style-name="ce48" table:formula="of:=IF([.E9]=&quot;&quot;;[.C9];CONCATENATE([.C9];&quot; / &quot;;[.E9]))" office:value-type="string" office:string-value=":m RES 1*2 / free# JVEMV6 68#_200:1 / 68. theoretical-physics(tp) / w=~,topics=内積：２次元；内積：３次元,other=memo+;q+:open,s=~,i=~,doc=r-8-1r-8-1~6.5;r-8-1~6.4">
            <text:p>:m RES 1*2 / free# JVEMV6 68#_200:1 / 68. theoretical-physics(tp) / w=~,topics=内積：２次元；内積：３次元,other=memo+;q+:open,s=~,i=~,doc=r-8-1r-8-1~6.5;r-8-1~6.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8" office:value-type="string">
            <text:p>2022-03-13_17-36-04_000.jpg</text:p>
          </table:table-cell>
          <table:table-cell table:style-name="ce34" office:value-type="string">
            <text:p>:m RES 2*2 / free# JVEMV6 68#_200:1 / 68. theoretical-physics(tp) / w=~,topics=内積：３次元,other=q+:open:(|a-&gt;|=|a-&gt;^(-1)|):id=SQW6,s=~,i=~,doc=r-8-1~6.4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0]=&quot;&quot;;[.C10];CONCATENATE([.C10];&quot; / &quot;;[.E10]))" office:value-type="string" office:string-value=":m RES 2*2 / free# JVEMV6 68#_200:1 / 68. theoretical-physics(tp) / w=~,topics=内積：３次元,other=q+:open:(|a-&gt;|=|a-&gt;^(-1)|):id=SQW6,s=~,i=~,doc=r-8-1~6.4">
            <text:p>:m RES 2*2 / free# JVEMV6 68#_200:1 / 68. theoretical-physics(tp) / w=~,topics=内積：３次元,other=q+:open:(|a-&gt;|=|a-&gt;^(-1)|):id=SQW6,s=~,i=~,doc=r-8-1~6.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8" office:value-type="string">
            <text:p>2022-03-13_19-06-48_000.jpg</text:p>
          </table:table-cell>
          <table:table-cell table:style-name="ce34" office:value-type="string">
            <text:p>:m :篠笛,shinobue #*# / session-memo / s.1:todays-melody,genr=~,for=practice:h-7:ぱっと立ち上げたい,key=~,tempo=~,R=~,i.f.=~,notes=7`-6`-4`-3`-4`,Re+,other=~ s.2:todays-melody,genr=~,for=compare-keys:D-E-F,key=~,tempo=~,R=~,i.f.=~,notes=~,Re+,other=pitch:1-3f-4</text:p>
          </table:table-cell>
          <table:table-cell table:style-name="ce25"/>
          <table:table-cell table:style-name="ce10"/>
          <table:table-cell table:style-name="ce10"/>
          <table:table-cell table:style-name="ce48" table:formula="of:=IF([.E11]=&quot;&quot;;[.C11];CONCATENATE([.C11];&quot; / &quot;;[.E11]))" office:value-type="string" office:string-value=":m :篠笛,shinobue #*# / session-memo / s.1:todays-melody,genr=~,for=practice:h-7:ぱっと立ち上げたい,key=~,tempo=~,R=~,i.f.=~,notes=7`-6`-4`-3`-4`,Re+,other=~ s.2:todays-melody,genr=~,for=compare-keys:D-E-F,key=~,tempo=~,R=~,i.f.=~,notes=~,Re+,other=pitch:1-3f-4">
            <text:p>:m :篠笛,shinobue #*# / session-memo / s.1:todays-melody,genr=~,for=practice:h-7:ぱっと立ち上げたい,key=~,tempo=~,R=~,i.f.=~,notes=7`-6`-4`-3`-4`,Re+,other=~ s.2:todays-melody,genr=~,for=compare-keys:D-E-F,key=~,tempo=~,R=~,i.f.=~,notes=~,Re+,other=pitch:1-3f-4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/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未了、duration=XX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5" office:value-type="string">
            <text:p>:m :PHOTO 起きた時刻 / 2022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 office:value-type="string">
            <text:p><text:s/>:m :PHOTO 起きた時刻 / 2022 / other=実際の時刻：４０分ぐらい前 </text:p>
          </table:table-cell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4">2022/03/14</text:date>, <text:time>09:18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14T09:18:26.81</dc:date>
    <dc:creator>iwabuchi ken</dc:creator>
    <meta:editing-duration>P44DT2H24M45S</meta:editing-duration>
    <meta:editing-cycles>14728</meta:editing-cycles>
    <meta:document-statistic meta:table-count="2" meta:cell-count="485" meta:object-count="0"/>
    <meta:user-defined meta:name="qrichtext">1</meta:user-defined>
  </office:meta>
</office:document-meta>
</file>